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627cm"/>
    </style:style>
    <style:style style:name="co7" style:family="table-column">
      <style:table-column-properties fo:break-before="auto" style:column-width="9.329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1.228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1.715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293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307cm"/>
    </style:style>
    <style:style style:name="co19" style:family="table-column">
      <style:table-column-properties fo:break-before="auto" style:column-width="3.97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6.308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7" style:family="table-cell" style:parent-style-name="Default" style:data-style-name="N0"/>
    <style:style style:name="ce2" style:family="table-cell" style:parent-style-name="Default" style:data-style-name="N36">
      <style:table-cell-properties fo:background-color="#ccff00" fo:border="0.002cm solid #000000" style:vertical-align="top"/>
    </style:style>
    <style:style style:name="ce3" style:family="table-cell" style:parent-style-name="Default" style:data-style-name="N36">
      <style:table-cell-properties style:vertical-align="top"/>
    </style:style>
    <style:style style:name="ce4" style:family="table-cell" style:parent-style-name="Default">
      <style:table-cell-properties fo:background-color="#ccff00" fo:wrap-option="wrap" fo:border="0.002cm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10" style:family="table-cell" style:parent-style-name="Default" style:data-style-name="N0">
      <style:table-cell-properties fo:wrap-option="wrap" style:direction="ttb" style:vertical-align="middle"/>
    </style:style>
    <style:style style:name="ce11" style:family="table-cell" style:parent-style-name="Default" style:data-style-name="N0">
      <style:table-cell-properties fo:wrap-option="wrap" style:vertical-align="top"/>
    </style:style>
    <style:style style:name="ce12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16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0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22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3" style:family="table-cell" style:parent-style-name="Default">
      <style:table-cell-properties style:text-align-source="fix" style:repeat-content="false"/>
      <style:paragraph-properties fo:text-align="start"/>
    </style:style>
    <style:style style:name="ce24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25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8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1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6.163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3" table:print="false">
        <office:forms form:automatic-focus="false" form:apply-design-mode="false"/>
        <table:table-column table:style-name="co3" table:default-cell-style-name="ce3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2" office:value-type="string">
            <text:p>変更日</text:p>
          </table:table-cell>
          <table:table-cell table:style-name="ce4" office:value-type="string">
            <text:p>変更者</text:p>
          </table:table-cell>
          <table:table-cell table:style-name="ce4" office:value-type="string">
            <text:p>変更箇所</text:p>
          </table:table-cell>
          <table:table-cell table:style-name="ce4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08">
            <text:p>2021/07/08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4">
        <office:forms form:automatic-focus="false" form:apply-design-mode="false"/>
        <table:table-column table:style-name="co8" table:default-cell-style-name="ce11"/>
        <table:table-column table:style-name="co9" table:default-cell-style-name="ce13"/>
        <table:table-column table:style-name="co10" table:default-cell-style-name="ce17"/>
        <table:table-column table:style-name="co9" table:default-cell-style-name="ce13"/>
        <table:table-column table:style-name="co11" table:default-cell-style-name="ce17"/>
        <table:table-column table:style-name="co12" table:default-cell-style-name="ce13"/>
        <table:table-column table:style-name="co13" table:default-cell-style-name="ce17"/>
        <table:table-column table:style-name="co13" table:default-cell-style-name="ce13"/>
        <table:table-column table:style-name="co14" table:default-cell-style-name="ce17"/>
        <table:table-column table:style-name="co9" table:default-cell-style-name="ce13"/>
        <table:table-column table:style-name="co15" table:default-cell-style-name="ce17"/>
        <table:table-column table:style-name="co9" table:default-cell-style-name="ce13"/>
        <table:table-column table:style-name="co16" table:default-cell-style-name="ce17"/>
        <table:table-column table:style-name="co17" table:default-cell-style-name="ce13"/>
        <table:table-column table:style-name="co5" table:number-columns-repeated="1010" table:default-cell-style-name="ce7"/>
        <table:table-row table:style-name="ro1">
          <table:table-cell table:style-name="ce9"/>
          <table:table-cell table:style-name="ce12" office:value-type="string">
            <text:p>１桁目</text:p>
          </table:table-cell>
          <table:table-cell table:style-name="ce16" office:value-type="string">
            <text:p>意味</text:p>
          </table:table-cell>
          <table:table-cell table:style-name="ce12" office:value-type="string">
            <text:p>２桁目</text:p>
          </table:table-cell>
          <table:table-cell table:style-name="ce16" office:value-type="string">
            <text:p>意味</text:p>
          </table:table-cell>
          <table:table-cell table:style-name="ce12" office:value-type="string">
            <text:p>３桁目</text:p>
          </table:table-cell>
          <table:table-cell table:style-name="ce16" office:value-type="string">
            <text:p>意味</text:p>
          </table:table-cell>
          <table:table-cell table:style-name="ce12" office:value-type="string">
            <text:p>４桁目</text:p>
          </table:table-cell>
          <table:table-cell table:style-name="ce16" office:value-type="string">
            <text:p>意味</text:p>
          </table:table-cell>
          <table:table-cell table:style-name="ce12" office:value-type="string">
            <text:p>５桁目</text:p>
          </table:table-cell>
          <table:table-cell table:style-name="ce16" office:value-type="string">
            <text:p>意味</text:p>
          </table:table-cell>
          <table:table-cell table:style-name="ce12" office:value-type="string">
            <text:p>６桁目</text:p>
          </table:table-cell>
          <table:table-cell table:style-name="ce16" office:value-type="string">
            <text:p>意味</text:p>
          </table:table-cell>
          <table:table-cell table:style-name="ce27" office:value-type="string">
            <text:p>７～１０桁目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0" office:value-type="string" table:number-columns-spanned="1" table:number-rows-spanned="33">
            <text:p>プログラム資源命名規約</text:p>
          </table:table-cell>
          <table:table-cell office:value-type="string" table:number-columns-spanned="1" table:number-rows-spanned="33">
            <text:p>p</text:p>
          </table:table-cell>
          <table:table-cell office:value-type="string" table:number-columns-spanned="1" table:number-rows-spanned="33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1" office:value-type="string">
            <text:p>0</text:p>
          </table:table-cell>
          <table:table-cell table:style-name="ce23" office:value-type="string">
            <text:p>-</text:p>
          </table:table-cell>
          <table:table-cell table:style-name="ce21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6" office:value-type="string" table:number-columns-spanned="4" table:number-rows-spanned="33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34" table:end-x="0.223cm" table:end-y="0.398cm" draw:z-index="0" draw:style-name="gr1" svg:width="5.727cm" svg:height="16.163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10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8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10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8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8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8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8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8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8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8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8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8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8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8" office:value-type="string">
            <text:p>付帯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8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8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8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8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8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5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5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5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5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5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25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y</text:p>
          </table:table-cell>
          <table:table-cell table:style-name="ce25" office:value-type="string">
            <text:p>予定表示-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5" office:value-type="string">
            <text:p>予定表示-月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5" office:value-type="string">
            <text:p>予定表示-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5" office:value-type="string">
            <text:p>予定表示-日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5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5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5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q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5" office:value-type="string">
            <text:p>システム休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9"/>
          <table:table-cell table:style-name="ce20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5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0" office:value-type="string" table:number-columns-spanned="1" table:number-rows-spanned="21">
            <text:p>データ命名規約</text:p>
          </table:table-cell>
          <table:table-cell table:style-name="ce14" office:value-type="string" table:number-columns-spanned="1" table:number-rows-spanned="21">
            <text:p>d</text:p>
          </table:table-cell>
          <table:table-cell table:style-name="ce5" office:value-type="string" table:number-columns-spanned="1" table:number-rows-spanned="21">
            <text:p>データベース（テーブル名命名規約）</text:p>
          </table:table-cell>
          <table:table-cell office:value-type="string" table:number-columns-spanned="1" table:number-rows-spanned="19">
            <text:p>c</text:p>
          </table:table-cell>
          <table:table-cell office:value-type="string" table:number-columns-spanned="1" table:number-rows-spanned="19">
            <text:p>顧客別情報</text:p>
          </table:table-cell>
          <table:table-cell table:style-name="ce21" office:value-type="string">
            <text:p>0</text:p>
          </table:table-cell>
          <table:table-cell table:style-name="ce23" office:value-type="string">
            <text:p>-</text:p>
          </table:table-cell>
          <table:table-cell table:style-name="ce21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6" office:value-type="string" table:number-columns-spanned="4" table:number-rows-spanned="21">
            <text:p>01固定</text:p>
          </table:table-cell>
          <table:covered-table-cell table:number-columns-repeated="3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style-name="ce15"/>
          <table:covered-table-cell table:style-name="ce18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8" office:value-type="string">
            <text:p>人員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8" office:value-type="string">
            <text:p>部署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8" office:value-type="string">
            <text:p>作業場所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8" office:value-type="string">
            <text:p>作業定義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8" office:value-type="string">
            <text:p>作業指示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8" office:value-type="string">
            <text:p>作業入力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8" office:value-type="string">
            <text:p>資料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8" office:value-type="string">
            <text:p>掲示板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8" office:value-type="string">
            <text:p>権限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8" office:value-type="string">
            <text:p>マイツリー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8" office:value-type="string">
            <text:p>システム設定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8" office:value-type="string">
            <text:p>掲示板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8" office:value-type="string">
            <text:p>ファイル定義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5" office:value-type="string">
            <text:p>ログ一覧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5" office:value-type="string">
            <text:p>ネットワーク設定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5" office:value-type="string">
            <text:p>休止期間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5" office:value-type="string">
            <text:p>統合システム管理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covered-table-cell table:style-name="ce15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8" office:value-type="string">
            <text:p>メッセージ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number-columns-repeated="2" table:style-name="ce14"/>
          <table:table-cell table:style-name="ce15" office:value-type="string" table:number-columns-spanned="1" table:number-rows-spanned="2">
            <text:p>a</text:p>
          </table:table-cell>
          <table:table-cell table:style-name="ce18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8" office:value-type="string">
            <text:p>顧客</text:p>
          </table:table-cell>
          <table:covered-table-cell table:style-name="ce26"/>
          <table:covered-table-cell table:number-columns-repeated="3"/>
          <table:table-cell table:style-name="ce19"/>
          <table:table-cell table:number-columns-repeated="1010"/>
        </table:table-row>
        <table:table-row table:style-name="ro1">
          <table:covered-table-cell/>
          <table:covered-table-cell table:style-name="ce15"/>
          <table:covered-table-cell table:style-name="ce18"/>
          <table:covered-table-cell table:style-name="ce15"/>
          <table:covered-table-cell table:style-name="ce18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5" office:value-type="string">
            <text:p>共通機能</text:p>
          </table:table-cell>
          <table:covered-table-cell table:number-columns-repeated="4"/>
          <table:table-cell table:style-name="ce19"/>
          <table:table-cell table:number-columns-repeated="1010"/>
        </table:table-row>
        <table:table-row table:style-name="ro1">
          <table:table-cell office:value-type="string" table:number-columns-spanned="1" table:number-rows-spanned="11">
            <text:p>コード</text:p>
          </table:table-cell>
          <table:table-cell office:value-type="string" table:number-columns-spanned="1" table:number-rows-spanned="11">
            <text:p>m</text:p>
          </table:table-cell>
          <table:table-cell table:style-name="ce13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1" office:value-type="string" table:number-columns-spanned="5" table:number-rows-spanned="11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3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3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3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22"/>
          <table:table-cell table:style-name="ce24"/>
          <table:table-cell table:style-name="ce22"/>
          <table:table-cell table:style-name="ce24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22"/>
          <table:table-cell table:style-name="ce24"/>
          <table:table-cell table:style-name="ce22"/>
          <table:table-cell table:style-name="ce24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22"/>
          <table:table-cell table:style-name="ce24"/>
          <table:table-cell table:style-name="ce22"/>
          <table:table-cell table:style-name="ce24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22"/>
          <table:table-cell table:style-name="ce24"/>
          <table:table-cell table:style-name="ce22"/>
          <table:table-cell table:style-name="ce24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22"/>
          <table:table-cell table:style-name="ce24"/>
          <table:table-cell table:style-name="ce22"/>
          <table:table-cell table:style-name="ce24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b</text:p>
          </table:table-cell>
          <table:table-cell office:value-type="string">
            <text:p>掲示板</text:p>
          </table:table-cell>
          <table:table-cell table:style-name="ce22"/>
          <table:table-cell table:style-name="ce24"/>
          <table:table-cell table:style-name="ce22"/>
          <table:table-cell table:style-name="ce24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5">
        <office:forms form:automatic-focus="false" form:apply-design-mode="false"/>
        <table:table-column table:style-name="co18" table:default-cell-style-name="ce7"/>
        <table:table-column table:style-name="co19" table:default-cell-style-name="ce7"/>
        <table:table-column table:style-name="co20" table:default-cell-style-name="ce32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5" table:number-columns-repeated="1018" table:default-cell-style-name="ce7"/>
        <table:table-row table:style-name="ro1">
          <table:table-cell table:style-name="ce28" office:value-type="string">
            <text:p>種別英名</text:p>
          </table:table-cell>
          <table:table-cell table:style-name="ce30" office:value-type="string">
            <text:p>種別和名</text:p>
          </table:table-cell>
          <table:table-cell table:style-name="ce31" office:value-type="string">
            <text:p>コード</text:p>
          </table:table-cell>
          <table:table-cell table:style-name="ce30" office:value-type="string">
            <text:p>表示名称</text:p>
          </table:table-cell>
          <table:table-cell table:style-name="ce30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33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Tani</text:p>
          </table:table-cell>
          <table:table-cell table:style-name="ce29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Cyc</text:p>
          </table:table-cell>
          <table:table-cell table:style-name="ce17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Cyc</text:p>
          </table:table-cell>
          <table:table-cell table:style-name="ce17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Cyc</text:p>
          </table:table-cell>
          <table:table-cell table:style-name="ce17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Cyc</text:p>
          </table:table-cell>
          <table:table-cell table:style-name="ce17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Cyc</text:p>
          </table:table-cell>
          <table:table-cell table:style-name="ce17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Cyc</text:p>
          </table:table-cell>
          <table:table-cell table:style-name="ce17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Cyc</text:p>
          </table:table-cell>
          <table:table-cell table:style-name="ce17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im</text:p>
          </table:table-cell>
          <table:table-cell table:style-name="ce17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OkNg</text:p>
          </table:table-cell>
          <table:table-cell table:style-name="ce17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OkNg</text:p>
          </table:table-cell>
          <table:table-cell table:style-name="ce17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7" office:value-type="string">
            <text:p>WkStPlHumNd</text:p>
          </table:table-cell>
          <table:table-cell table:style-name="ce17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2">
          <table:table-cell table:style-name="ce17" office:value-type="string">
            <text:p>WkStPlHumNd</text:p>
          </table:table-cell>
          <table:table-cell table:style-name="ce17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2">
          <table:table-cell table:style-name="ce17" office:value-type="string">
            <text:p>WkStPlHumNd</text:p>
          </table:table-cell>
          <table:table-cell table:style-name="ce17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WkStPlHumNd</text:p>
          </table:table-cell>
          <table:table-cell table:style-name="ce17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PosNd</text:p>
          </table:table-cell>
          <table:table-cell table:style-name="ce17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PosNd</text:p>
          </table:table-cell>
          <table:table-cell table:style-name="ce17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3">
          <table:table-cell table:style-name="ce17" office:value-type="string">
            <text:p>WkPosNd</text:p>
          </table:table-cell>
          <table:table-cell table:style-name="ce17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StPlDNd</text:p>
          </table:table-cell>
          <table:table-cell table:style-name="ce29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StPlDNd</text:p>
          </table:table-cell>
          <table:table-cell table:style-name="ce29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EdPlDNd</text:p>
          </table:table-cell>
          <table:table-cell table:style-name="ce29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EdPlDNd</text:p>
          </table:table-cell>
          <table:table-cell table:style-name="ce29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VNd</text:p>
          </table:table-cell>
          <table:table-cell table:style-name="ce29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VNd</text:p>
          </table:table-cell>
          <table:table-cell table:style-name="ce29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StDNd</text:p>
          </table:table-cell>
          <table:table-cell table:style-name="ce29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StDNd</text:p>
          </table:table-cell>
          <table:table-cell table:style-name="ce29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StDNd</text:p>
          </table:table-cell>
          <table:table-cell table:style-name="ce29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EdDNd</text:p>
          </table:table-cell>
          <table:table-cell table:style-name="ce29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EdDNd</text:p>
          </table:table-cell>
          <table:table-cell table:style-name="ce29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EdDNd</text:p>
          </table:table-cell>
          <table:table-cell table:style-name="ce29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MailFlg</text:p>
          </table:table-cell>
          <table:table-cell table:style-name="ce29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9" office:value-type="string">
            <text:p>WkMailFlg</text:p>
          </table:table-cell>
          <table:table-cell table:style-name="ce29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CalFlg</text:p>
          </table:table-cell>
          <table:table-cell table:style-name="ce17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CalFlg</text:p>
          </table:table-cell>
          <table:table-cell table:style-name="ce17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UsUnUs</text:p>
          </table:table-cell>
          <table:table-cell table:style-name="ce17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UsUnUs</text:p>
          </table:table-cell>
          <table:table-cell table:style-name="ce17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UFlg</text:p>
          </table:table-cell>
          <table:table-cell table:style-name="ce17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UFlg</text:p>
          </table:table-cell>
          <table:table-cell table:style-name="ce17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UFlg</text:p>
          </table:table-cell>
          <table:table-cell table:style-name="ce17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UFlg</text:p>
          </table:table-cell>
          <table:table-cell table:style-name="ce17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UFlg</text:p>
          </table:table-cell>
          <table:table-cell table:style-name="ce17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0">
            <text:p>10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1">
            <text:p>11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2">
            <text:p>12</text:p>
          </table:table-cell>
          <table:table-cell office:value-type="string">
            <text:p>中断指示</text:p>
          </table:table-cell>
          <table:table-cell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連絡保留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開始保留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5">
            <text:p>15</text:p>
          </table:table-cell>
          <table:table-cell office:value-type="string">
            <text:p>状況最新化</text:p>
          </table:table-cell>
          <table:table-cell office:value-type="string">
            <text:p>最新化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6">
            <text:p>16</text:p>
          </table:table-cell>
          <table:table-cell office:value-type="string">
            <text:p>開始指示取消</text:p>
          </table:table-cell>
          <table:table-cell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7">
            <text:p>17</text:p>
          </table:table-cell>
          <table:table-cell office:value-type="string">
            <text:p>中断指示取消</text:p>
          </table:table-cell>
          <table:table-cell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8">
            <text:p>18</text:p>
          </table:table-cell>
          <table:table-cell office:value-type="string">
            <text:p>連絡保留取消</text:p>
          </table:table-cell>
          <table:table-cell office:value-type="string">
            <text:p>連保取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9">
            <text:p>19</text:p>
          </table:table-cell>
          <table:table-cell office:value-type="string">
            <text:p>開始保留取消</text:p>
          </table:table-cell>
          <table:table-cell office:value-type="string">
            <text:p>開保取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保留取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7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WkType</text:p>
          </table:table-cell>
          <table:table-cell table:style-name="ce17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bsType</text:p>
          </table:table-cell>
          <table:table-cell table:style-name="ce17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17" office:value-type="string">
            <text:p>BbsType</text:p>
          </table:table-cell>
          <table:table-cell table:style-name="ce17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17" office:value-type="string">
            <text:p>BbsType</text:p>
          </table:table-cell>
          <table:table-cell table:style-name="ce17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17" office:value-type="string">
            <text:p>BbsType</text:p>
          </table:table-cell>
          <table:table-cell table:style-name="ce17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17" office:value-type="string">
            <text:p>BbsType</text:p>
          </table:table-cell>
          <table:table-cell table:style-name="ce17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17" office:value-type="string">
            <text:p>BbsType</text:p>
          </table:table-cell>
          <table:table-cell table:style-name="ce17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BbsType</text:p>
          </table:table-cell>
          <table:table-cell table:style-name="ce17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HowCom</text:p>
          </table:table-cell>
          <table:table-cell table:style-name="ce17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HowCom</text:p>
          </table:table-cell>
          <table:table-cell table:style-name="ce17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HowCom</text:p>
          </table:table-cell>
          <table:table-cell table:style-name="ce17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HowCom</text:p>
          </table:table-cell>
          <table:table-cell table:style-name="ce17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FinalAns</text:p>
          </table:table-cell>
          <table:table-cell table:style-name="ce17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FinalAns</text:p>
          </table:table-cell>
          <table:table-cell table:style-name="ce17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FinalAns</text:p>
          </table:table-cell>
          <table:table-cell table:style-name="ce17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FinalAns</text:p>
          </table:table-cell>
          <table:table-cell table:style-name="ce17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FinalAns</text:p>
          </table:table-cell>
          <table:table-cell table:style-name="ce17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7" office:value-type="string">
            <text:p>FinalAns</text:p>
          </table:table-cell>
          <table:table-cell table:style-name="ce17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99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00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01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02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03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04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05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06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07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08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09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10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11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12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13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14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15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16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17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7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25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25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25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25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25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25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25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25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25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25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25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25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25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25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25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25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25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25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25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25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5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25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25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25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25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25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25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25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25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25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25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5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25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25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25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25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25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25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25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25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25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25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25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25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32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32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32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2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10:3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19">2021/07/19</text:date> <text:time>10:36:1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19">2021/07/19</text:date> <text:time>10:36:1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7-19T10:36:19.24</dc:date>
    <meta:editing-duration>PT11H29M42S</meta:editing-duration>
    <meta:editing-cycles>31</meta:editing-cycles>
    <meta:document-statistic meta:table-count="4" meta:cell-count="1779" meta:object-count="2"/>
  </office:meta>
</office:document-meta>
</file>